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1" svg:font-family="標楷體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7f14" officeooo:paragraph-rsid="00197f14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est ，ver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1" svg:font-family="標楷體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2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0.319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2cm" fo:margin-left="0.801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nothing" fo:text-indent="-0.39cm" fo:margin-left="1.191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89cm" fo:margin-left="1.78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291cm" fo:margin-left="2.07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459cm" fo:margin-left="2.52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1.7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2.401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2.72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3.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4cm" fo:margin-left="4.0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09cm" fo:margin-left="5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74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1cm" fo:margin-left="6.0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55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1.87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2.36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409cm" fo:margin-left="2.769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91cm" fo:margin-left="3.3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0.94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nothing" fo:text-indent="-0.469cm" fo:margin-left="1.409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339cm" fo:margin-left="2.43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55cm" fo:margin-left="2.99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2.18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48cm" fo:margin-left="3.2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cm" fo:margin-left="3.91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1cm" fo:margin-left="1.98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8cm" fo:margin-left="2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3.17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3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3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18cm" fo:margin-left="5.54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82cm" fo:margin-left="6.03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7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51cm" fo:margin-left="7.06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0.42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6cm" fo:margin-left="1.08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1.6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2.42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39cm" fo:margin-left="2.81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64cm" fo:margin-left="3.4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2.071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2.491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14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3.6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4.48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9cm" fo:margin-left="2.26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7cm" fo:margin-left="4.2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2cm" fo:margin-left="5.4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4cm" fo:margin-left="6.3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5cm" fo:margin-left="6.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6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9cm" fo:margin-left="8.07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0.469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51cm" fo:margin-left="1.221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nothing" fo:text-indent="-0.63cm" fo:margin-left="1.85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2.73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441cm" fo:margin-left="3.1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73cm" fo:margin-left="3.91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2.33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2.799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5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621cm" fo:margin-left="4.15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5.03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3.6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4.069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6cm" fo:margin-left="4.83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9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6cm" fo:margin-left="7.15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619cm" fo:margin-left="7.77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8cm" fo:margin-left="8.6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08:51:11.053000000</meta:creation-date>
    <meta:editing-duration>PT57S</meta:editing-duration>
    <meta:editing-cycles>2</meta:editing-cycles>
    <meta:generator>MODA_ODF_Application_Tools_3.5.3/3.5.3$Windows_X86_64 LibreOffice_project/2c4b1be4ce0f7f0a88ca480bf39420a502d61b97</meta:generator>
    <dc:date>2023-08-29T08:52:06.610000000</dc:date>
    <meta:document-statistic meta:table-count="0" meta:image-count="0" meta:object-count="0" meta:page-count="1" meta:paragraph-count="1" meta:word-count="4" meta:character-count="17" meta:non-whitespace-character-count="15"/>
    <meta:template xlink:type="simple" xlink:actuate="onRequest" xlink:title="swriter" xlink:href="file:///C:/Program%20Files/MODA%20ODF%20Application%20Tools/program/../share/template/common/NDCODFTemplate/swriter.ott" meta:date="2023-08-29T08:51:10.376000000"/>
  </office:meta>
</office:document-meta>
</file>